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T1" style:family="text">
      <style:text-properties officeooo:rsid="00135a5c"/>
    </style:style>
    <style:style style:name="T2" style:family="text">
      <style:text-properties officeooo:rsid="001424d4"/>
    </style:style>
    <style:style style:name="T3" style:family="text">
      <style:text-properties officeooo:rsid="0015d09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y Blog</text:h>
      <text:p text:style-name="Text_20_body">Managing articles <text:span text:style-name="T1">through linked</text:span> is quite cumbersome, and even if it's better than posts, I still find them quickly lost in the noise of LinkedIn, <text:span text:style-name="T1">not really simple to access for management.</text:span></text:p>
      <text:p text:style-name="Text_20_body">So I have decided to build <text:span text:style-name="Strong_20_Emphasis">my own blog</text:span>.</text:p>
      <text:p text:style-name="Text_20_body">I didn’t want<text:span text:style-name="T1">ed</text:span> a complex solution that I’d have to heavily maintain, therefore I decided to use GitHub Pages to publish my articles.</text:p>
      <text:p text:style-name="Text_20_body">In order to easily and efficiently publish those articles, I’m using GitHub Actions to build this simple static web page.</text:p>
      <text:p text:style-name="Text_20_body">The workflow is quite simple yet efficient.</text:p>
      <text:p text:style-name="Text_20_body">I’m writing my articles in <text:span text:style-name="Strong_20_Emphasis">LibreOffice </text:span><text:span text:style-name="Strong_20_Emphasis"><text:span text:style-name="T1">writer</text:span></text:span>, which <text:span text:style-name="T1">I </text:span>save as ODT format.</text:p>
      <text:p text:style-name="Text_20_body">Once my article is complete, I commit it and push it to my GitHub repository.</text:p>
      <text:p text:style-name="Text_20_body">This triggers a GitHub Action which converts the ODT files to HTML, then updates <text:span text:style-name="Source_20_Text">index.html</text:span> to add all the articles.</text:p>
      <text:p text:style-name="Text_20_body">The blog <text:span text:style-name="T1">( Index.html )</text:span> is <text:span text:style-name="T1">simple</text:span> rebuilt <text:span text:style-name="T1">at</text:span> each push to my repository.</text:p>
      <text:h text:style-name="Heading_20_2" text:outline-level="2">Here’s my workflow in detail:</text:h>
      <text:p text:style-name="Text_20_body">I couldn’t resist creating a Rust tool to enable more automation.</text:p>
      <text:h text:style-name="Heading_20_3" text:outline-level="3"><text:span text:style-name="Strong_20_Emphasis">Step 1:</text:span></text:h>
      <text:p text:style-name="Text_20_body">With my Rust tool, I create the architecture and a template ODT file.</text:p>
      <text:p text:style-name="Text_20_body">It:</text:p>
      <text:list xml:id="list397424839" text:style-name="L1">
        <text:list-item>
          <text:p text:style-name="P1">Initializes a folder with the date of the first Wednesday of the following month.</text:p>
        </text:list-item>
        <text:list-item>
          <text:p text:style-name="P1">Asks for a file name.</text:p>
        </text:list-item>
        <text:list-item>
          <text:p text:style-name="P1">Opens <text:span text:style-name="Strong_20_Emphasis">LibreOffice</text:span> with the new ODT file.</text:p>
        </text:list-item>
      </text:list>
      <text:p text:style-name="Text_20_body">https://github.com/Vagrantin/odt-cli-creator</text:p>
      <text:h text:style-name="Heading_20_3" text:outline-level="3"><text:soft-page-break/><text:span text:style-name="Strong_20_Emphasis">Step 2:</text:span></text:h>
      <text:p text:style-name="Text_20_body">I’m writing my article in <text:span text:style-name="Strong_20_Emphasis">LibreOffice </text:span><text:span text:style-name="Strong_20_Emphasis"><text:span text:style-name="T1">Writer.</text:span></text:span></text:p>
      <text:h text:style-name="Heading_20_3" text:outline-level="3"><text:span text:style-name="Strong_20_Emphasis">Step 3:</text:span></text:h>
      <text:p text:style-name="Text_20_body">Once I’m happy with the article, <text:span text:style-name="T1">saves it as LibreOffice standard format “odt” file, then</text:span> commit <text:span text:style-name="T1">everything</text:span> and push it to my repository.</text:p>
      <text:h text:style-name="Heading_20_3" text:outline-level="3"><text:span text:style-name="Strong_20_Emphasis">Step 4: GitHub Action</text:span></text:h>
      <text:p text:style-name="Text_20_body">Once pushed to main:</text:p>
      <text:list xml:id="list2990442684" text:style-name="L2">
        <text:list-item>
          <text:p text:style-name="P2">GitHub Action checks out the repository.</text:p>
        </text:list-item>
        <text:list-item>
          <text:p text:style-name="P2">Downloads and installs <text:span text:style-name="Strong_20_Emphasis">Pandoc</text:span>.</text:p>
        </text:list-item>
        <text:list-item>
          <text:p text:style-name="P2">Triggers a script to build the blog.</text:p>
        </text:list-item>
        <text:list-item>
          <text:p text:style-name="P2">Commits and pushes back to publish the rebuilt HTML files.</text:p>
        </text:list-item>
      </text:list>
      <text:h text:style-name="Heading_20_2" text:outline-level="2">The script to build the blog:</text:h>
      <text:list xml:id="list1775434699" text:style-name="L3">
        <text:list-item>
          <text:p text:style-name="P3">First step: delete all existing HTML files (they are going to be rebuilt <text:span text:style-name="T2">afterwards</text:span>).</text:p>
        </text:list-item>
        <text:list-item>
          <text:p text:style-name="P3">The index HTML main page is then recreated using <text:span text:style-name="Strong_20_Emphasis">Pandoc</text:span>, adding all articles one by one by their publication date.</text:p>
        </text:list-item>
        <text:list-item>
          <text:p text:style-name="P3">Each folder is dated with its publication date. I’m just converting the folder’s name into a nice<text:span text:style-name="T2">r</text:span> format for the blog.</text:p>
        </text:list-item>
      </text:list>
      <text:p text:style-name="Text_20_body">Then another GitHub Action is triggered a few minutes later to deploy the repository for <text:span text:style-name="Strong_20_Emphasis">Github Pages</text:span>.</text:p>
      <text:p text:style-name="Text_20_body">That’s it — simple and easy to maintain.</text:p>
      <text:h text:style-name="Heading_20_2" text:outline-level="2">Next steps:</text:h>
      <text:p text:style-name="Text_20_body">I will improve the design and the conversion to make the articles easier <text:span text:style-name="T3">fun</text:span> to read. <text:span text:style-name="T3">Will probably add some titles along side the date as well. Once I understand how it works link it to a dedicated domain name.</text:span></text:p>
      <text:p text:style-name="Text_20_body">I hope you will enjoy reading them.</text:p>
      <text:p text:style-name="Text_20_body"><text:soft-page-break/>My blog is accessible here:</text:p>
      <text:p text:style-name="Text_20_body"><text:a xlink:type="simple" xlink:href="https://vagrantin.github.io/blog/" text:style-name="Internet_20_link" text:visited-style-name="Visited_20_Internet_20_Link">https://vagrantin.github.io/blog/</text:a></text:p>
      <text:p text:style-name="Text_20_body">With kind regards,</text:p>
      <text:p text:style-name="Text_20_body">Matthieu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 UI" style:font-size-complex="12pt" style:language-complex="hi" style:country-complex="IN" fo:hyphenate="false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5-06-13T00:00:00</meta:creation-date>
    <dc:date>2025-06-30T11:58:11.156099725</dc:date>
    <meta:editing-duration>PT12M38S</meta:editing-duration>
    <meta:editing-cycles>6</meta:editing-cycles>
    <meta:document-statistic meta:table-count="0" meta:image-count="0" meta:object-count="0" meta:page-count="3" meta:paragraph-count="42" meta:word-count="437" meta:character-count="2475" meta:non-whitespace-character-count="2089"/>
  </office:meta>
</office:document-meta>
</file>